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Palatino-Roman" svg:font-family="Palatino-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Palatino-Roman" fo:font-size="12pt" fo:language="en" fo:country="US" style:font-name-asian="Palatino-Roman" style:font-size-asian="12pt" style:font-name-complex="Palatino-Roman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Palatino-Roman" fo:font-size="12pt" fo:language="en" fo:country="US" style:text-underline-style="solid" style:text-underline-width="auto" style:text-underline-color="font-color" style:font-name-asian="Palatino-Roman" style:font-size-asian="12pt" style:font-name-complex="Palatino-Roman" style:font-size-complex="12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">
      <style:paragraph-properties style:text-autospace="none"/>
      <style:text-properties fo:language="en" fo:country="US"/>
    </style:style>
    <style:style style:name="P5" style:family="paragraph" style:parent-style-name="Standard" style:list-style-name="L1">
      <style:paragraph-properties style:text-autospace="none"/>
      <style:text-properties fo:language="en" fo:country="US"/>
    </style:style>
    <style:style style:name="P6" style:family="paragraph" style:parent-style-name="Standard" style:list-style-name="">
      <style:paragraph-properties style:text-autospace="none"/>
      <style:text-properties fo:language="en" fo:country="US" style:text-underline-style="none"/>
    </style:style>
    <style:style style:name="T1" style:family="text">
      <style:text-properties style:font-name="Palatino-Roman" fo:font-size="12pt" style:font-name-asian="Palatino-Roman" style:font-size-asian="12pt" style:font-name-complex="Palatino-Roman" style:font-size-complex="12pt"/>
    </style:style>
    <style:style style:name="T2" style:family="text">
      <style:text-properties style:font-name="Palatino-Roman" fo:font-size="12pt" style:text-underline-style="solid" style:text-underline-width="auto" style:text-underline-color="font-color" style:font-name-asian="Palatino-Roman" style:font-size-asian="12pt" style:font-name-complex="Palatino-Roman" style:font-size-complex="12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tab/>CEBD-1160 Introduction to Big Data technologies</text:p>
      <text:p text:style-name="P3"/>
      <text:p text:style-name="P3"><text:tab/>Name: Alexis Frez</text:p>
      <text:p text:style-name="P3"><text:tab/>Date: <text:s text:c="2"/>2018-April-13</text:p>
      <text:p text:style-name="P3"/>
      <text:p text:style-name="P3">Project Steps 1-1:</text:p>
      <text:p text:style-name="P3"/>
      <text:p text:style-name="P3"/>
      <text:p text:style-name="P3"/>
      <text:p text:style-name="P1">1- <text:span text:style-name="T3">Create a GitHub account and send your email to be enrolled in the privet</text:span></text:p>
      <text:p text:style-name="P2">repository for the courses:</text:p>
      <text:p text:style-name="P1"/>
      <text:p text:style-name="P1">Done at first class. I already received your email reply. Thank you.</text:p>
      <text:p text:style-name="P1"/>
      <text:p text:style-name="P1"/>
      <text:p text:style-name="P1"/>
      <text:p text:style-name="P1">2- <text:span text:style-name="T3">Choose a Big Data application domain, and write a short description of</text:span></text:p>
      <text:p text:style-name="P1"><text:span text:style-name="T3">your Analytics goals. (what are the Analytics questions you will address):</text:span></text:p>
      <text:p text:style-name="P1"/>
      <text:p text:style-name="P1">I am interested in social issues and I have taken some economics courses during college </text:p>
      <text:p text:style-name="P1">So I would like to chose the domain of Human Development as my field of study and investigation in my Big Data project. </text:p>
      <text:p text:style-name="P1"/>
      <text:p text:style-name="P1">My main goals will be to study the main factors that influence different aspects of human development such as education, demography, health, political systems, etc.</text:p>
      <text:p text:style-name="P1"/>
      <text:p text:style-name="P4"><text:span text:style-name="T1">Some examples of analytics questions I will address could be:</text:span></text:p>
      <text:list xml:id="list8546890131840742432" text:style-name="L1">
        <text:list-item>
          <text:p text:style-name="P5"><text:span text:style-name="T1">What are the most important factors that distinguish countries ranked high in the HDI (Human Development Index);</text:span></text:p>
        </text:list-item>
        <text:list-item>
          <text:p text:style-name="P5"><text:span text:style-name="T1">How the HDI index correlates with the Purchasing Power Parity (PPP);</text:span></text:p>
        </text:list-item>
        <text:list-item>
          <text:p text:style-name="P5"><text:span text:style-name="T1">How those variables have fluctuated in time;</text:span></text:p>
        </text:list-item>
        <text:list-item>
          <text:p text:style-name="P5"><text:span text:style-name="T1">What insights can be discovered looking at the data;</text:span></text:p>
        </text:list-item>
        <text:list-item>
          <text:p text:style-name="P5"><text:span text:style-name="T1">Etc.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3- </text:span><text:span text:style-name="T2">Select a data set and give a brief description about your data set:</text:span></text:p>
      <text:p text:style-name="P6"><text:span text:style-name="T1"/></text:p>
      <text:p text:style-name="P6"><text:span text:style-name="T1">For now I have identified the Public Dataset#39 Human Development Indicators found in </text:span><text:a xlink:type="simple" xlink:href="http://www.kaggle.com/" text:style-name="Internet_20_link" text:visited-style-name="Visited_20_Internet_20_Link"><text:span text:style-name="T1">www.kaggle.com</text:span></text:a></text:p>
      <text:p text:style-name="P6"><text:span text:style-name="T1">Description: This dataset from the Wold Bank provides a compilation of relevant quality statistics about global development and poverty. It includes National and regional indicators for Agriculture, Economy, Education, Energy, Financial sectors, Gender, Health,Labor, etc.</text:span></text:p>
      <text:p text:style-name="P6"><text:span text:style-name="T1">I hope this dataset will have enough information for my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Palatino-Roman" svg:font-family="Palatino-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Frez Alvarez</meta:initial-creator>
    <meta:creation-date>2018-04-13T21:23:00.25</meta:creation-date>
    <meta:document-statistic meta:table-count="0" meta:image-count="0" meta:object-count="0" meta:page-count="1" meta:paragraph-count="22" meta:word-count="266" meta:character-count="1647"/>
    <dc:date>2018-04-13T22:52:25.58</dc:date>
    <dc:creator>Luis Frez Alvarez</dc:creator>
    <meta:editing-duration>PT13M4S</meta:editing-duration>
    <meta:editing-cycles>1</meta:editing-cycles>
    <meta:generator>OpenOffice/4.1.5$Win32 OpenOffice.org_project/415m1$Build-9789</meta:generator>
  </office:meta>
</office:document-meta>
</file>